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7.23" calcext:value-type="float">
            <text:p>27.23</text:p>
          </table:table-cell>
          <table:table-cell office:value-type="float" office:value="2" calcext:value-type="float">
            <text:p>2</text:p>
          </table:table-cell>
          <table:table-cell/>
          <table:table-cell office:value-type="string" calcext:value-type="string">
            <text:p>Asset sum</text:p>
          </table:table-cell>
          <table:table-cell office:value-type="float" office:value="33.49" calcext:value-type="float">
            <text:p>33.4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3.12" calcext:value-type="float">
            <text:p>-13.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8.12" calcext:value-type="float">
            <text:p>8.12</text:p>
          </table:table-cell>
          <table:table-cell/>
          <table:table-cell office:value-type="string" calcext:value-type="string">
            <text:p>Sums</text:p>
          </table:table-cell>
          <table:table-cell office:value-type="float" office:value="25.37" calcext:value-type="float">
            <text:p>25.3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2.3" calcext:value-type="float">
            <text:p>2.3</text:p>
          </table:table-cell>
          <table:table-cell table:number-columns-repeated="4"/>
        </table:table-row>
        <table:table-row table:style-name="ro1">
          <table:table-cell/>
          <table:table-cell office:value-type="string" calcext:value-type="string">
            <text:p>Test7</text:p>
          </table:table-cell>
          <table:table-cell office:value-type="float" office:value="2.1" calcext:value-type="float">
            <text:p>2.1</text:p>
          </table:table-cell>
          <table:table-cell table:number-columns-repeated="4"/>
        </table:table-row>
        <table:table-row table:style-name="ro1">
          <table:table-cell/>
          <table:table-cell office:value-type="string" calcext:value-type="string">
            <text:p>Test8</text:p>
          </table:table-cell>
          <table:table-cell office:value-type="float" office:value="1.56" calcext:value-type="float">
            <text:p>1.56</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5T13:43:25.505092492</dc:date>
    <meta:editing-duration>P3DT19H38M41S</meta:editing-duration>
    <meta:editing-cycles>657</meta:editing-cycles>
    <meta:generator>LibreOffice/7.4.2.3$MacOSX_X86_64 LibreOffice_project/382eef1f22670f7f4118c8c2dd222ec7ad009daf</meta:generator>
    <meta:document-statistic meta:table-count="1" meta:cell-count="34"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Option VBASupport 1
Option Explicit

Public Type TCelPos
	descMySheet As Object
	sheetStringByName As String
	sheetCelName As String
	cellAddress As Object
	Col As Double
	Row As Double
	maxRow As Double
End Type

Function ReturnsPosition(sheetStringByName As String, strColByName As String) As Object
    On Local Error GoTo ErrorUnidentifiedCharacter

	Dim oCell, oSheet As Object
	Dim myCelPos As New TCelPos
	Dim cellAddress As Object
	Dim i, k As Integer REM counter
	Dim tc REM Type Cellule
	Dim st REM String Cellule
	Dim extra As String Rem for error declaration    

	Dim sheets As Object
	Dim sheet As Object

	sheets = ThisComponent.Sheets
	sheet = sheets.getByName(sheetStringByName)
	
	myCelPos = New TCelPos
	myCelPos.SheetStringByName = sheetStringByName
	myCelPos.sheetCelName = strColByName
	myCelPos.descMySheet =  sheet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Exit Function
	End If
	
	i = myCelPos.Col Rem We reset counter fo column
	k = myCelPos.Row Rem We reset counter for lines

	st = sheet.getCellByPosition(i,k).String
	tc = sheet.getCellByPosition(i,k).getType

rem	Dim extra
		Dim ab As Object 

	Do While tc = 1 Or st = "_" REM we calculate max line (numbers opr "-" ok)
		k = k + 1
		st = sheet.getCellByPosition(i,k).String
		tc = sheet.getCellByPosition(i,k).getType
 	Loop
 	
	if tc &gt; 1 And st &lt;&gt; "_" then REM We raise an error
		extra = "This is an intended user-defined error unwanted format value. Current value is [" &amp; st &amp; "]"
		Err.Source = sheet.getCellByPosition(i,k).AbsoluteName
		Err.Raise(4096, Description:=extra, Error(4096))
	end if	
	myCelPos.maxRow = k
	ReturnsPosition = myCelPos
    Exit Function
ErrorUnidentifiedCharacter:
	Dim errTitle As String
    
    errTitle = "Error "&amp; Err &amp;" at line "&amp; Erl &amp;" in "&amp; Err.Source
    MsgBox Err.Description, MB_ICONEXCLAMATION, errTitle
'    Resume Next
	Exit Function
End Function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BASIC  *****

Option VBASupport 1
Option Explicit

Sub MaSomme(sheetStringByName As String, strColByName As String,strRes As String)
	BasicLibraries.loadLibrary("CelOpLib")
    On Local Error GoTo AlertAndExecNextMe

	Dim extra Rem for error declaration
	Dim celPos As Object

	Dim x As Double
	Dim oCell, oSheet As Object
	Dim oCell2, oSheet2 As Object
	Dim u As Double
	Dim s As String
	Dim i as Integer
	Dim k As Double

	celPos = ReturnsPosition(sheetStringByName,strColByName)
	x = 0 REM Memory that contains the sum of the column
	
	i = celPos.Row
	k = celPos.maxRow
	oSheet = celPos.descMySheet

 	Do While i &lt; celPos.maxRow
		u = oSheet.getCellByPosition(celPos.Col,i).value REM We get value from cell (cellAddress.column,i)
		x = u + x 									REM We add value to previous value
		i = i + 1
	Loop

	celPos = ReturnsPosition(sheetStringByName,strRes)

rem	oSheet2 = celPos.descMySheet


rem	oSheet = FindAddress(oSheet,strRes)
rem	i = oSheet.Column + 1
rem	k = oSheet.Row

	oCell = oSheet.getCellByPosition(celPos.Col,celPos.Row)

	If strComp(strColByName,"Passive") = 0 Then
		oCell.value = -x
	Else
		oCell.value = x
	End if
    Exit Sub
AlertAndExecNextMe:
	Dim errTitle As String
    errTitle = "Error "&amp; Err &amp;" at line "&amp; Erl &amp;" in "&amp; Err.Source
    MsgBox Err.Description, MB_ICONEXCLAMATION, errTitle
'    Resume Next
End Sub REM Function

Sub Calc()
	MaSomme "Sheet1","Asset","Asset sum" 				REM Calculus Column named Asset
	MaSomme "Sheet1","Passive","Passive sum"			REM Calculus Column named Passive
	MaSomme "Sheet1","My sum","Sums"					REM Calculus Column named Asset - Passiv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